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96642"/>
    </style:style>
    <style:style style:name="P2" style:family="paragraph" style:parent-style-name="Standard">
      <style:text-properties officeooo:rsid="001d5d05" officeooo:paragraph-rsid="00098355"/>
    </style:style>
    <style:style style:name="T1" style:family="text">
      <style:text-properties officeooo:rsid="00096642"/>
    </style:style>
    <style:style style:name="T2" style:family="text">
      <style:text-properties fo:font-variant="normal" fo:text-transform="none" fo:color="#000000" style:text-line-through-style="none" style:text-line-through-type="none" style:font-name="monospace" fo:font-size="12pt" fo:letter-spacing="normal" fo:font-style="normal" style:text-underline-style="none" fo:font-weight="normal" style:text-blinking="fals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start OpenMRS System Test-<text:span text:style-name="T1">nond</text:span>eveloper</text:p>
      <text:p text:style-name="Standard"/>
      <text:p text:style-name="P2">Before preforming, ensure you have imported the sql database. If you have not done so, see HowToImportDatabase.odt.</text:p>
      <text:p text:style-name="Standard"/>
      <text:p text:style-name="Standard">System Test</text:p>
      <text:p text:style-name="Standard"/>
      <text:p text:style-name="Standard">1. <text:span text:style-name="T1">Open Konsole</text:span></text:p>
      <text:p text:style-name="P1"><text:span text:style-name="T1">2. run the command: “</text:span><text:span text:style-name="Source_20_Text"><text:span text:style-name="T2">(cd ~/openmrs/soft160; mvn openmrs-sdk:run -DserverId=soft160)</text:span></text:span><text:span text:style-name="T1">”</text:span></text:p>
      <text:p text:style-name="Standard"/>
      <text:p text:style-name="Standard">The server should begin to run, it will take around 5 minutes you will know when it is done when the last line says: “INFO: Starting ProtocolHandler ["http-bio-8080"]”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8:28:58.206848270</meta:creation-date>
    <dc:date>2018-12-06T22:46:16.676942862</dc:date>
    <meta:editing-duration>PT4M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65" meta:character-count="438" meta:non-whitespace-character-count="378"/>
  </office:meta>
</office:document-meta>
</file>